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18.353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5.31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6.80000019073486pt" style:font-style-complex="italic" style:font-weight-complex="bold"/>
    </style:style>
    <style:style style:name="ce4" style:family="table-cell" style:parent-style-name="Default">
      <style:text-properties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ext-properties style:font-name="Arial" style:font-name-asian="Arial1" style:font-name-complex="Arial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12pt" style:language-complex="en" style:country-complex="US" style:font-style-complex="italic" style:font-weight-complex="bold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 fo:font-style="italic" style:language-asian="en" style:country-asian="US" style:font-size-complex="6.80000019073486pt" style:font-style-complex="italic" style:font-weight-complex="bold"/>
    </style:style>
  </office:automatic-styles>
  <office:body>
    <office:spreadsheet>
      <table:table table:name="sprin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002" table:default-cell-style-name="Default"/>
        <table:table-row table:style-name="ro3">
          <table:table-cell table:style-name="ce1" office:value-type="string">
            <text:p>#Trac</text:p>
          </table:table-cell>
          <table:table-cell table:style-name="ce1" office:value-type="string">
            <text:p>Id</text:p>
          </table:table-cell>
          <table:table-cell table:style-name="ce3" office:value-type="string">
            <text:p><text:span text:style-name="T1"><text:s/></text:span><text:span text:style-name="T1">Groupe</text:span></text:p>
            <text:p><text:span text:style-name="T1">de tâches</text:span></text:p>
          </table:table-cell>
          <table:table-cell table:style-name="ce6" office:value-type="string">
            <text:p>Tâches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Objection / amélioration</text:p>
          </table:table-cell>
          <table:table-cell table:style-name="ce1" table:number-columns-repeated="1002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1</text:p>
          </table:table-cell>
          <table:table-cell table:style-name="ce2" office:value-type="string">
            <text:p>Cahier des charges</text:p>
          </table:table-cell>
          <table:table-cell table:style-name="ce7" office:value-type="string">
            <text:p>Lecture cahier des charges: tâches principal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2</text:p>
          </table:table-cell>
          <table:table-cell table:style-name="ce2"/>
          <table:table-cell table:style-name="ce7" office:value-type="string">
            <text:p>Premier jet du backlog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F</text:p>
          </table:table-cell>
          <table:table-cell table:style-name="ce2" office:value-type="string">
            <text:p>100.03</text:p>
          </table:table-cell>
          <table:table-cell table:style-name="ce4"/>
          <table:table-cell table:style-name="ce8" office:value-type="string">
            <text:p>Lecture cahier des charges: tâches secondair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/>
          <table:table-cell office:value-type="string">
            <text:p>100.04</text:p>
          </table:table-cell>
          <table:table-cell/>
          <table:table-cell office:value-type="string">
            <text:p>Définition du diagramme de composant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F</text:p>
          </table:table-cell>
          <table:table-cell office:value-type="string">
            <text:p>100.05</text:p>
          </table:table-cell>
          <table:table-cell/>
          <table:table-cell office:value-type="string">
            <text:p>Définition du diagramme d'activité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 office:value-type="string">
            <text:p>F</text:p>
          </table:table-cell>
          <table:table-cell office:value-type="string">
            <text:p>100.06</text:p>
          </table:table-cell>
          <table:table-cell/>
          <table:table-cell table:style-name="ce5" office:value-type="string">
            <text:p>Définition du diagramme de déploiement général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100.07</text:p>
          </table:table-cell>
          <table:table-cell/>
          <table:table-cell table:style-name="ce5" office:value-type="string">
            <text:p>Définition du diagramme d'activité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F</text:p>
          </table:table-cell>
          <table:table-cell office:value-type="string">
            <text:p>200.01</text:p>
          </table:table-cell>
          <table:table-cell office:value-type="string">
            <text:p>Camera</text:p>
          </table:table-cell>
          <table:table-cell office:value-type="string">
            <text:p>Gestion de la camér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voir tâches 400.05 et 400.09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2</text:p>
          </table:table-cell>
          <table:table-cell office:value-type="string">
            <text:p>OpenCV</text:p>
          </table:table-cell>
          <table:table-cell office:value-type="string">
            <text:p>Étude de la librairi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3</text:p>
          </table:table-cell>
          <table:table-cell office:value-type="string">
            <text:p>OpenCV</text:p>
          </table:table-cell>
          <table:table-cell office:value-type="string">
            <text:p>Déterminer couleur 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Ici en jaune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4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Récupération du flu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Simpl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5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Analyse du flu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4"/>
          <table:table-cell office:value-type="string">
            <text:p>Récupération des datas nécessaires pour déterminer la position de l'objet →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6</text:p>
          </table:table-cell>
          <table:table-cell office:value-type="string">
            <text:p>Flux vidéo</text:p>
          </table:table-cell>
          <table:table-cell office:value-type="string">
            <text:p>Détecter cibl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Complexe → <text:s/>méthode améliorer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7</text:p>
          </table:table-cell>
          <table:table-cell/>
          <table:table-cell office:value-type="string">
            <text:p>Cibler Objet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Complexe → .doc à effectuer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8</text:p>
          </table:table-cell>
          <table:table-cell office:value-type="string">
            <text:p>Installation openCv</text:p>
          </table:table-cell>
          <table:table-cell office:value-type="string">
            <text:p>Installer la librairi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Simple- .do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9</text:p>
          </table:table-cell>
          <table:table-cell/>
          <table:table-cell office:value-type="string">
            <text:p>Envoie d'une trame vers l'arduino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Trame prédéfinie → ok</text:p>
          </table:table-cell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300.01</text:p>
          </table:table-cell>
          <table:table-cell office:value-type="string">
            <text:p>Arduino</text:p>
          </table:table-cell>
          <table:table-cell office:value-type="string">
            <text:p>Appréhension de la carte d'acquisition</text:p>
          </table:table-cell>
          <table:table-cell office:value-type="float" office:value="7">
            <text:p>7</text:p>
          </table:table-cell>
          <table:table-cell table:number-columns-repeated="6"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office:value-type="string">
            <text:p>ok 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2</text:p>
          </table:table-cell>
          <table:table-cell/>
          <table:table-cell office:value-type="string">
            <text:p>Connexion servo-moteur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ok 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3</text:p>
          </table:table-cell>
          <table:table-cell/>
          <table:table-cell office:value-type="string">
            <text:p>Appréhension du code existant ( Projet raspino-pi)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ok 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4</text:p>
          </table:table-cell>
          <table:table-cell/>
          <table:table-cell office:value-type="string">
            <text:p>Connexion USB vers Raspberry Pi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office:value-type="string">
            <text:p>ok 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5</text:p>
          </table:table-cell>
          <table:table-cell/>
          <table:table-cell office:value-type="string">
            <text:p>Commande servo-moteur (200.07)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office:value-type="string">
            <text:p>ok </text:p>
          </table:table-cell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F</text:p>
          </table:table-cell>
          <table:table-cell office:value-type="string">
            <text:p>400.01</text:p>
          </table:table-cell>
          <table:table-cell office:value-type="string">
            <text:p>Raspberry Pi</text:p>
          </table:table-cell>
          <table:table-cell office:value-type="string">
            <text:p>Appréhension de la carte d'acquisition</text:p>
          </table:table-cell>
          <table:table-cell table:style-name="ce9" office:value-type="float" office:value="9">
            <text:p>9</text:p>
          </table:table-cell>
          <table:table-cell table:number-columns-repeated="8"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côté basi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2</text:p>
          </table:table-cell>
          <table:table-cell/>
          <table:table-cell office:value-type="string">
            <text:p>Mise en place de l'OS raspbia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3</text:p>
          </table:table-cell>
          <table:table-cell/>
          <table:table-cell office:value-type="string">
            <text:p>Communication carte vers pc (RJ45/WiFi/SSH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4</text:p>
          </table:table-cell>
          <table:table-cell/>
          <table:table-cell table:style-name="ce5" office:value-type="string">
            <text:p>Communication Écran (composite-RCA/HDMI)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Intuitif via raspbain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5</text:p>
          </table:table-cell>
          <table:table-cell/>
          <table:table-cell table:style-name="ce5" office:value-type="string">
            <text:p>Intégration système caméra défini (tâche 200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caméra usb → ok 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6</text:p>
          </table:table-cell>
          <table:table-cell/>
          <table:table-cell table:style-name="ce5" office:value-type="string">
            <text:p>Gestion des processus sur linux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office:value-type="string">
            <text:p>Après discution avec notre tuteur, la gestion des processus ne serai pas nécessair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7</text:p>
          </table:table-cell>
          <table:table-cell/>
          <table:table-cell table:style-name="ce5" office:value-type="string">
            <text:p>Communication USB vers Arduino (tâche en relation avec 300.04)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office:value-type="string">
            <text:p>ok vers un arduino uno mais n'a pu être testé vers l'arduino du robot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400.08</text:p>
          </table:table-cell>
          <table:table-cell/>
          <table:table-cell office:value-type="string">
            <text:p>Gestion alimentation sur robot (GPIO?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400.09</text:p>
          </table:table-cell>
          <table:table-cell/>
          <table:table-cell office:value-type="string">
            <text:p>Gestion CSI (Option selon arrivage matériel=&gt; caméra raspberry)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caméra raspberry → ok via logiciel simple ; NOK via opencv</text:p>
          </table:table-cell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500.01</text:p>
          </table:table-cell>
          <table:table-cell office:value-type="string">
            <text:p>Servo-Moteur</text:p>
          </table:table-cell>
          <table:table-cell office:value-type="string">
            <text:p>Appréhension du systèm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600.01</text:p>
          </table:table-cell>
          <table:table-cell office:value-type="string">
            <text:p>Robot</text:p>
          </table:table-cell>
          <table:table-cell office:value-type="string">
            <text:p>Appréhension du Système alimentation (400.08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F</text:p>
          </table:table-cell>
          <table:table-cell office:value-type="string">
            <text:p>700.01</text:p>
          </table:table-cell>
          <table:table-cell office:value-type="string">
            <text:p>IHM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800.01</text:p>
          </table:table-cell>
          <table:table-cell office:value-type="string">
            <text:p>Situations spécifiques</text:p>
          </table:table-cell>
          <table:table-cell office:value-type="string">
            <text:p>200.04 → 200.06 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2</text:p>
          </table:table-cell>
          <table:table-cell/>
          <table:table-cell office:value-type="string">
            <text:p>Déterminer un périmètr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3</text:p>
          </table:table-cell>
          <table:table-cell/>
          <table:table-cell office:value-type="string">
            <text:p>Déterminer obstacles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800.04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3T08:41:22</meta:creation-date>
    <dc:date>2014-03-10T17:17:47</dc:date>
    <meta:editing-duration>PT10H49M1S</meta:editing-duration>
    <meta:editing-cycles>77</meta:editing-cycles>
    <meta:generator>LibreOffice/3.5$Linux_X86_64 LibreOffice_project/350m1$Build-2</meta:generator>
    <dc:creator>Freddy </dc:creator>
    <meta:printed-by>Freddy </meta:printed-by>
    <meta:print-date>2014-03-10T17:04:21</meta:print-date>
    <meta:document-statistic meta:table-count="3" meta:cell-count="301" meta:object-count="0"/>
  </office:meta>
</office:document-meta>
</file>